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Normal" style:family="paragraph">
      <style:paragraph-properties fo:margin-right="0.1583in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11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03/11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Un poco mas de ejemplos, pero mas claros y con una descripcion para hacer mas claro el programa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<text:s/>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1-19T02:48:00Z</meta:creation-date>
    <dc:date>2017-11-19T02:48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81" meta:character-count="526" meta:row-count="3" meta:non-whitespace-character-count="446"/>
  </office:meta>
</office:document-meta>
</file>